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4173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46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bold" style:font-weight-asian="bold" style:font-weight-complex="bold"/>
    </style:style>
    <style:style style:name="ce6" style:family="table-cell" style:parent-style-name="Default">
      <style:text-properties fo:color="#666666"/>
    </style:style>
    <style:style style:name="ce7" style:family="table-cell" style:parent-style-name="Default" style:data-style-name="N10">
      <style:text-properties fo:color="#6666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row table:style-name="ro1">
          <table:table-cell table:style-name="ce1" office:value-type="string" calcext:value-type="string">
            <text:p>Amt: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3" office:value-type="string" calcext:value-type="string">
            <text:p>Lvl</text:p>
          </table:table-cell>
          <table:table-cell table:style-name="ce3" office:value-type="string" calcext:value-type="string">
            <text:p>Amt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ct</text:p>
          </table:table-cell>
        </table:table-row>
        <table:table-row table:style-name="ro1">
          <table:table-cell table:style-name="ce1" office:value-type="string" calcext:value-type="string">
            <text:p>w1: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4" table:formula="of:=SUM([.F2:.H2])" office:value-type="float" office:value="30" calcext:value-type="float">
            <text:p>30</text:p>
          </table:table-cell>
          <table:table-cell table:formula="of:=FLOOR([.$B$1]*[.$B$2]*[.D2]/(50 * [.$B$5]); 1; 0)" office:value-type="float" office:value="0" calcext:value-type="float">
            <text:p>0</text:p>
          </table:table-cell>
          <table:table-cell table:formula="of:=FLOOR([.$B$1]*[.$B$3]*[.D2]*[.D2]/(50*50*[.$B$5]); 1; 0)" office:value-type="float" office:value="0" calcext:value-type="float">
            <text:p>0</text:p>
          </table:table-cell>
          <table:table-cell table:formula="of:=FLOOR([.$B$1]*[.$B$4]*[.D2]*[.D2]*[.D2]/(50*50*50*[.$B$5]); 1; 0)" office:value-type="float" office:value="30" calcext:value-type="float">
            <text:p>30</text:p>
          </table:table-cell>
          <table:table-cell table:formula="of:=[.E2]/[.$B$1]" office:value-type="percentage" office:value="1" calcext:value-type="percentage">
            <text:p>100%</text:p>
          </table:table-cell>
        </table:table-row>
        <table:table-row table:style-name="ro1">
          <table:table-cell table:style-name="ce1" office:value-type="string" calcext:value-type="string">
            <text:p>w2: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SUM([.F3:.H3])" office:value-type="float" office:value="28" calcext:value-type="float">
            <text:p>28</text:p>
          </table:table-cell>
          <table:table-cell table:formula="of:=FLOOR([.$B$1]*[.$B$2]*[.D3]/(50 * [.$B$5]); 1; 0)" office:value-type="float" office:value="0" calcext:value-type="float">
            <text:p>0</text:p>
          </table:table-cell>
          <table:table-cell table:formula="of:=FLOOR([.$B$1]*[.$B$3]*[.D3]*[.D3]/(50*50*[.$B$5]); 1; 0)" office:value-type="float" office:value="0" calcext:value-type="float">
            <text:p>0</text:p>
          </table:table-cell>
          <table:table-cell table:formula="of:=FLOOR([.$B$1]*[.$B$4]*[.D3]*[.D3]*[.D3]/(50*50*50*[.$B$5]); 1; 0)" office:value-type="float" office:value="28" calcext:value-type="float">
            <text:p>28</text:p>
          </table:table-cell>
          <table:table-cell table:formula="of:=[.E3]/[.$B$1]" office:value-type="percentage" office:value="0.933333333333333" calcext:value-type="percentage">
            <text:p>93%</text:p>
          </table:table-cell>
        </table:table-row>
        <table:table-row table:style-name="ro1">
          <table:table-cell table:style-name="ce1" office:value-type="string" calcext:value-type="string">
            <text:p>w3: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SUM([.F4:.H4])" office:value-type="float" office:value="26" calcext:value-type="float">
            <text:p>26</text:p>
          </table:table-cell>
          <table:table-cell table:formula="of:=FLOOR([.$B$1]*[.$B$2]*[.D4]/(50 * [.$B$5]); 1; 0)" office:value-type="float" office:value="0" calcext:value-type="float">
            <text:p>0</text:p>
          </table:table-cell>
          <table:table-cell table:formula="of:=FLOOR([.$B$1]*[.$B$3]*[.D4]*[.D4]/(50*50*[.$B$5]); 1; 0)" office:value-type="float" office:value="0" calcext:value-type="float">
            <text:p>0</text:p>
          </table:table-cell>
          <table:table-cell table:formula="of:=FLOOR([.$B$1]*[.$B$4]*[.D4]*[.D4]*[.D4]/(50*50*50*[.$B$5]); 1; 0)" office:value-type="float" office:value="26" calcext:value-type="float">
            <text:p>26</text:p>
          </table:table-cell>
          <table:table-cell table:formula="of:=[.E4]/[.$B$1]" office:value-type="percentage" office:value="0.866666666666667" calcext:value-type="percentage">
            <text:p>87%</text:p>
          </table:table-cell>
        </table:table-row>
        <table:table-row table:style-name="ro1">
          <table:table-cell/>
          <table:table-cell table:formula="of:=SUM([.B2:.B4])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SUM([.F5:.H5])" office:value-type="float" office:value="24" calcext:value-type="float">
            <text:p>24</text:p>
          </table:table-cell>
          <table:table-cell table:formula="of:=FLOOR([.$B$1]*[.$B$2]*[.D5]/(50 * [.$B$5]); 1; 0)" office:value-type="float" office:value="0" calcext:value-type="float">
            <text:p>0</text:p>
          </table:table-cell>
          <table:table-cell table:formula="of:=FLOOR([.$B$1]*[.$B$3]*[.D5]*[.D5]/(50*50*[.$B$5]); 1; 0)" office:value-type="float" office:value="0" calcext:value-type="float">
            <text:p>0</text:p>
          </table:table-cell>
          <table:table-cell table:formula="of:=FLOOR([.$B$1]*[.$B$4]*[.D5]*[.D5]*[.D5]/(50*50*50*[.$B$5]); 1; 0)" office:value-type="float" office:value="24" calcext:value-type="float">
            <text:p>24</text:p>
          </table:table-cell>
          <table:table-cell table:formula="of:=[.E5]/[.$B$1]" office:value-type="percentage" office:value="0.8" calcext:value-type="percentage">
            <text:p>80%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SUM([.F6:.H6])" office:value-type="float" office:value="23" calcext:value-type="float">
            <text:p>23</text:p>
          </table:table-cell>
          <table:table-cell table:formula="of:=FLOOR([.$B$1]*[.$B$2]*[.D6]/(50 * [.$B$5]); 1; 0)" office:value-type="float" office:value="0" calcext:value-type="float">
            <text:p>0</text:p>
          </table:table-cell>
          <table:table-cell table:formula="of:=FLOOR([.$B$1]*[.$B$3]*[.D6]*[.D6]/(50*50*[.$B$5]); 1; 0)" office:value-type="float" office:value="0" calcext:value-type="float">
            <text:p>0</text:p>
          </table:table-cell>
          <table:table-cell table:formula="of:=FLOOR([.$B$1]*[.$B$4]*[.D6]*[.D6]*[.D6]/(50*50*50*[.$B$5]); 1; 0)" office:value-type="float" office:value="23" calcext:value-type="float">
            <text:p>23</text:p>
          </table:table-cell>
          <table:table-cell table:formula="of:=[.E6]/[.$B$1]" office:value-type="percentage" office:value="0.766666666666667" calcext:value-type="percentage">
            <text:p>77%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SUM([.F7:.H7])" office:value-type="float" office:value="21" calcext:value-type="float">
            <text:p>21</text:p>
          </table:table-cell>
          <table:table-cell table:formula="of:=FLOOR([.$B$1]*[.$B$2]*[.D7]/(50 * [.$B$5]); 1; 0)" office:value-type="float" office:value="0" calcext:value-type="float">
            <text:p>0</text:p>
          </table:table-cell>
          <table:table-cell table:formula="of:=FLOOR([.$B$1]*[.$B$3]*[.D7]*[.D7]/(50*50*[.$B$5]); 1; 0)" office:value-type="float" office:value="0" calcext:value-type="float">
            <text:p>0</text:p>
          </table:table-cell>
          <table:table-cell table:formula="of:=FLOOR([.$B$1]*[.$B$4]*[.D7]*[.D7]*[.D7]/(50*50*50*[.$B$5]); 1; 0)" office:value-type="float" office:value="21" calcext:value-type="float">
            <text:p>21</text:p>
          </table:table-cell>
          <table:table-cell table:formula="of:=[.E7]/[.$B$1]" office:value-type="percentage" office:value="0.7" calcext:value-type="percentage">
            <text:p>70%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SUM([.F8:.H8])" office:value-type="float" office:value="20" calcext:value-type="float">
            <text:p>20</text:p>
          </table:table-cell>
          <table:table-cell table:formula="of:=FLOOR([.$B$1]*[.$B$2]*[.D8]/(50 * [.$B$5]); 1; 0)" office:value-type="float" office:value="0" calcext:value-type="float">
            <text:p>0</text:p>
          </table:table-cell>
          <table:table-cell table:formula="of:=FLOOR([.$B$1]*[.$B$3]*[.D8]*[.D8]/(50*50*[.$B$5]); 1; 0)" office:value-type="float" office:value="0" calcext:value-type="float">
            <text:p>0</text:p>
          </table:table-cell>
          <table:table-cell table:formula="of:=FLOOR([.$B$1]*[.$B$4]*[.D8]*[.D8]*[.D8]/(50*50*50*[.$B$5]); 1; 0)" office:value-type="float" office:value="20" calcext:value-type="float">
            <text:p>20</text:p>
          </table:table-cell>
          <table:table-cell table:formula="of:=[.E8]/[.$B$1]" office:value-type="percentage" office:value="0.666666666666667" calcext:value-type="percentage">
            <text:p>67%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SUM([.F9:.H9])" office:value-type="float" office:value="19" calcext:value-type="float">
            <text:p>19</text:p>
          </table:table-cell>
          <table:table-cell table:formula="of:=FLOOR([.$B$1]*[.$B$2]*[.D9]/(50 * [.$B$5]); 1; 0)" office:value-type="float" office:value="0" calcext:value-type="float">
            <text:p>0</text:p>
          </table:table-cell>
          <table:table-cell table:formula="of:=FLOOR([.$B$1]*[.$B$3]*[.D9]*[.D9]/(50*50*[.$B$5]); 1; 0)" office:value-type="float" office:value="0" calcext:value-type="float">
            <text:p>0</text:p>
          </table:table-cell>
          <table:table-cell table:formula="of:=FLOOR([.$B$1]*[.$B$4]*[.D9]*[.D9]*[.D9]/(50*50*50*[.$B$5]); 1; 0)" office:value-type="float" office:value="19" calcext:value-type="float">
            <text:p>19</text:p>
          </table:table-cell>
          <table:table-cell table:formula="of:=[.E9]/[.$B$1]" office:value-type="percentage" office:value="0.633333333333333" calcext:value-type="percentage">
            <text:p>63%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SUM([.F10:.H10])" office:value-type="float" office:value="17" calcext:value-type="float">
            <text:p>17</text:p>
          </table:table-cell>
          <table:table-cell table:formula="of:=FLOOR([.$B$1]*[.$B$2]*[.D10]/(50 * [.$B$5]); 1; 0)" office:value-type="float" office:value="0" calcext:value-type="float">
            <text:p>0</text:p>
          </table:table-cell>
          <table:table-cell table:formula="of:=FLOOR([.$B$1]*[.$B$3]*[.D10]*[.D10]/(50*50*[.$B$5]); 1; 0)" office:value-type="float" office:value="0" calcext:value-type="float">
            <text:p>0</text:p>
          </table:table-cell>
          <table:table-cell table:formula="of:=FLOOR([.$B$1]*[.$B$4]*[.D10]*[.D10]*[.D10]/(50*50*50*[.$B$5]); 1; 0)" office:value-type="float" office:value="17" calcext:value-type="float">
            <text:p>17</text:p>
          </table:table-cell>
          <table:table-cell table:formula="of:=[.E10]/[.$B$1]" office:value-type="percentage" office:value="0.566666666666667" calcext:value-type="percentage">
            <text:p>57%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SUM([.F11:.H11])" office:value-type="float" office:value="16" calcext:value-type="float">
            <text:p>16</text:p>
          </table:table-cell>
          <table:table-cell table:formula="of:=FLOOR([.$B$1]*[.$B$2]*[.D11]/(50 * [.$B$5]); 1; 0)" office:value-type="float" office:value="0" calcext:value-type="float">
            <text:p>0</text:p>
          </table:table-cell>
          <table:table-cell table:formula="of:=FLOOR([.$B$1]*[.$B$3]*[.D11]*[.D11]/(50*50*[.$B$5]); 1; 0)" office:value-type="float" office:value="0" calcext:value-type="float">
            <text:p>0</text:p>
          </table:table-cell>
          <table:table-cell table:formula="of:=FLOOR([.$B$1]*[.$B$4]*[.D11]*[.D11]*[.D11]/(50*50*50*[.$B$5]); 1; 0)" office:value-type="float" office:value="16" calcext:value-type="float">
            <text:p>16</text:p>
          </table:table-cell>
          <table:table-cell table:formula="of:=[.E11]/[.$B$1]" office:value-type="percentage" office:value="0.533333333333333" calcext:value-type="percentage">
            <text:p>53%</text:p>
          </table:table-cell>
        </table:table-row>
        <table:table-row table:style-name="ro1">
          <table:table-cell table:number-columns-repeated="3"/>
          <table:table-cell table:style-name="ce4" office:value-type="float" office:value="40" calcext:value-type="float">
            <text:p>40</text:p>
          </table:table-cell>
          <table:table-cell table:style-name="ce4" table:formula="of:=SUM([.F12:.H12])" office:value-type="float" office:value="15" calcext:value-type="float">
            <text:p>15</text:p>
          </table:table-cell>
          <table:table-cell table:formula="of:=FLOOR([.$B$1]*[.$B$2]*[.D12]/(50 * [.$B$5]); 1; 0)" office:value-type="float" office:value="0" calcext:value-type="float">
            <text:p>0</text:p>
          </table:table-cell>
          <table:table-cell table:formula="of:=FLOOR([.$B$1]*[.$B$3]*[.D12]*[.D12]/(50*50*[.$B$5]); 1; 0)" office:value-type="float" office:value="0" calcext:value-type="float">
            <text:p>0</text:p>
          </table:table-cell>
          <table:table-cell table:formula="of:=FLOOR([.$B$1]*[.$B$4]*[.D12]*[.D12]*[.D12]/(50*50*50*[.$B$5]); 1; 0)" office:value-type="float" office:value="15" calcext:value-type="float">
            <text:p>15</text:p>
          </table:table-cell>
          <table:table-cell table:formula="of:=[.E12]/[.$B$1]" office:value-type="percentage" office:value="0.5" calcext:value-type="percentage">
            <text:p>50%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SUM([.F13:.H13])" office:value-type="float" office:value="14" calcext:value-type="float">
            <text:p>14</text:p>
          </table:table-cell>
          <table:table-cell table:formula="of:=FLOOR([.$B$1]*[.$B$2]*[.D13]/(50 * [.$B$5]); 1; 0)" office:value-type="float" office:value="0" calcext:value-type="float">
            <text:p>0</text:p>
          </table:table-cell>
          <table:table-cell table:formula="of:=FLOOR([.$B$1]*[.$B$3]*[.D13]*[.D13]/(50*50*[.$B$5]); 1; 0)" office:value-type="float" office:value="0" calcext:value-type="float">
            <text:p>0</text:p>
          </table:table-cell>
          <table:table-cell table:formula="of:=FLOOR([.$B$1]*[.$B$4]*[.D13]*[.D13]*[.D13]/(50*50*50*[.$B$5]); 1; 0)" office:value-type="float" office:value="14" calcext:value-type="float">
            <text:p>14</text:p>
          </table:table-cell>
          <table:table-cell table:formula="of:=[.E13]/[.$B$1]" office:value-type="percentage" office:value="0.466666666666667" calcext:value-type="percentage">
            <text:p>47%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SUM([.F14:.H14])" office:value-type="float" office:value="13" calcext:value-type="float">
            <text:p>13</text:p>
          </table:table-cell>
          <table:table-cell table:formula="of:=FLOOR([.$B$1]*[.$B$2]*[.D14]/(50 * [.$B$5]); 1; 0)" office:value-type="float" office:value="0" calcext:value-type="float">
            <text:p>0</text:p>
          </table:table-cell>
          <table:table-cell table:formula="of:=FLOOR([.$B$1]*[.$B$3]*[.D14]*[.D14]/(50*50*[.$B$5]); 1; 0)" office:value-type="float" office:value="0" calcext:value-type="float">
            <text:p>0</text:p>
          </table:table-cell>
          <table:table-cell table:formula="of:=FLOOR([.$B$1]*[.$B$4]*[.D14]*[.D14]*[.D14]/(50*50*50*[.$B$5]); 1; 0)" office:value-type="float" office:value="13" calcext:value-type="float">
            <text:p>13</text:p>
          </table:table-cell>
          <table:table-cell table:formula="of:=[.E14]/[.$B$1]" office:value-type="percentage" office:value="0.433333333333333" calcext:value-type="percentage">
            <text:p>43%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SUM([.F15:.H15])" office:value-type="float" office:value="12" calcext:value-type="float">
            <text:p>12</text:p>
          </table:table-cell>
          <table:table-cell table:formula="of:=FLOOR([.$B$1]*[.$B$2]*[.D15]/(50 * [.$B$5]); 1; 0)" office:value-type="float" office:value="0" calcext:value-type="float">
            <text:p>0</text:p>
          </table:table-cell>
          <table:table-cell table:formula="of:=FLOOR([.$B$1]*[.$B$3]*[.D15]*[.D15]/(50*50*[.$B$5]); 1; 0)" office:value-type="float" office:value="0" calcext:value-type="float">
            <text:p>0</text:p>
          </table:table-cell>
          <table:table-cell table:formula="of:=FLOOR([.$B$1]*[.$B$4]*[.D15]*[.D15]*[.D15]/(50*50*50*[.$B$5]); 1; 0)" office:value-type="float" office:value="12" calcext:value-type="float">
            <text:p>12</text:p>
          </table:table-cell>
          <table:table-cell table:formula="of:=[.E15]/[.$B$1]" office:value-type="percentage" office:value="0.4" calcext:value-type="percentage">
            <text:p>40%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SUM([.F16:.H16])" office:value-type="float" office:value="11" calcext:value-type="float">
            <text:p>11</text:p>
          </table:table-cell>
          <table:table-cell table:formula="of:=FLOOR([.$B$1]*[.$B$2]*[.D16]/(50 * [.$B$5]); 1; 0)" office:value-type="float" office:value="0" calcext:value-type="float">
            <text:p>0</text:p>
          </table:table-cell>
          <table:table-cell table:formula="of:=FLOOR([.$B$1]*[.$B$3]*[.D16]*[.D16]/(50*50*[.$B$5]); 1; 0)" office:value-type="float" office:value="0" calcext:value-type="float">
            <text:p>0</text:p>
          </table:table-cell>
          <table:table-cell table:formula="of:=FLOOR([.$B$1]*[.$B$4]*[.D16]*[.D16]*[.D16]/(50*50*50*[.$B$5]); 1; 0)" office:value-type="float" office:value="11" calcext:value-type="float">
            <text:p>11</text:p>
          </table:table-cell>
          <table:table-cell table:formula="of:=[.E16]/[.$B$1]" office:value-type="percentage" office:value="0.366666666666667" calcext:value-type="percentage">
            <text:p>37%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SUM([.F17:.H17])" office:value-type="float" office:value="10" calcext:value-type="float">
            <text:p>10</text:p>
          </table:table-cell>
          <table:table-cell table:formula="of:=FLOOR([.$B$1]*[.$B$2]*[.D17]/(50 * [.$B$5]); 1; 0)" office:value-type="float" office:value="0" calcext:value-type="float">
            <text:p>0</text:p>
          </table:table-cell>
          <table:table-cell table:formula="of:=FLOOR([.$B$1]*[.$B$3]*[.D17]*[.D17]/(50*50*[.$B$5]); 1; 0)" office:value-type="float" office:value="0" calcext:value-type="float">
            <text:p>0</text:p>
          </table:table-cell>
          <table:table-cell table:formula="of:=FLOOR([.$B$1]*[.$B$4]*[.D17]*[.D17]*[.D17]/(50*50*50*[.$B$5]); 1; 0)" office:value-type="float" office:value="10" calcext:value-type="float">
            <text:p>10</text:p>
          </table:table-cell>
          <table:table-cell table:formula="of:=[.E17]/[.$B$1]" office:value-type="percentage" office:value="0.333333333333333" calcext:value-type="percentage">
            <text:p>33%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SUM([.F18:.H18])" office:value-type="float" office:value="9" calcext:value-type="float">
            <text:p>9</text:p>
          </table:table-cell>
          <table:table-cell table:formula="of:=FLOOR([.$B$1]*[.$B$2]*[.D18]/(50 * [.$B$5]); 1; 0)" office:value-type="float" office:value="0" calcext:value-type="float">
            <text:p>0</text:p>
          </table:table-cell>
          <table:table-cell table:formula="of:=FLOOR([.$B$1]*[.$B$3]*[.D18]*[.D18]/(50*50*[.$B$5]); 1; 0)" office:value-type="float" office:value="0" calcext:value-type="float">
            <text:p>0</text:p>
          </table:table-cell>
          <table:table-cell table:formula="of:=FLOOR([.$B$1]*[.$B$4]*[.D18]*[.D18]*[.D18]/(50*50*50*[.$B$5]); 1; 0)" office:value-type="float" office:value="9" calcext:value-type="float">
            <text:p>9</text:p>
          </table:table-cell>
          <table:table-cell table:formula="of:=[.E18]/[.$B$1]" office:value-type="percentage" office:value="0.3" calcext:value-type="percentage">
            <text:p>30%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SUM([.F19:.H19])" office:value-type="float" office:value="8" calcext:value-type="float">
            <text:p>8</text:p>
          </table:table-cell>
          <table:table-cell table:formula="of:=FLOOR([.$B$1]*[.$B$2]*[.D19]/(50 * [.$B$5]); 1; 0)" office:value-type="float" office:value="0" calcext:value-type="float">
            <text:p>0</text:p>
          </table:table-cell>
          <table:table-cell table:formula="of:=FLOOR([.$B$1]*[.$B$3]*[.D19]*[.D19]/(50*50*[.$B$5]); 1; 0)" office:value-type="float" office:value="0" calcext:value-type="float">
            <text:p>0</text:p>
          </table:table-cell>
          <table:table-cell table:formula="of:=FLOOR([.$B$1]*[.$B$4]*[.D19]*[.D19]*[.D19]/(50*50*50*[.$B$5]); 1; 0)" office:value-type="float" office:value="8" calcext:value-type="float">
            <text:p>8</text:p>
          </table:table-cell>
          <table:table-cell table:formula="of:=[.E19]/[.$B$1]" office:value-type="percentage" office:value="0.266666666666667" calcext:value-type="percentage">
            <text:p>27%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SUM([.F20:.H20])" office:value-type="float" office:value="7" calcext:value-type="float">
            <text:p>7</text:p>
          </table:table-cell>
          <table:table-cell table:formula="of:=FLOOR([.$B$1]*[.$B$2]*[.D20]/(50 * [.$B$5]); 1; 0)" office:value-type="float" office:value="0" calcext:value-type="float">
            <text:p>0</text:p>
          </table:table-cell>
          <table:table-cell table:formula="of:=FLOOR([.$B$1]*[.$B$3]*[.D20]*[.D20]/(50*50*[.$B$5]); 1; 0)" office:value-type="float" office:value="0" calcext:value-type="float">
            <text:p>0</text:p>
          </table:table-cell>
          <table:table-cell table:formula="of:=FLOOR([.$B$1]*[.$B$4]*[.D20]*[.D20]*[.D20]/(50*50*50*[.$B$5]); 1; 0)" office:value-type="float" office:value="7" calcext:value-type="float">
            <text:p>7</text:p>
          </table:table-cell>
          <table:table-cell table:formula="of:=[.E20]/[.$B$1]" office:value-type="percentage" office:value="0.233333333333333" calcext:value-type="percentage">
            <text:p>23%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SUM([.F21:.H21])" office:value-type="float" office:value="7" calcext:value-type="float">
            <text:p>7</text:p>
          </table:table-cell>
          <table:table-cell table:formula="of:=FLOOR([.$B$1]*[.$B$2]*[.D21]/(50 * [.$B$5]); 1; 0)" office:value-type="float" office:value="0" calcext:value-type="float">
            <text:p>0</text:p>
          </table:table-cell>
          <table:table-cell table:formula="of:=FLOOR([.$B$1]*[.$B$3]*[.D21]*[.D21]/(50*50*[.$B$5]); 1; 0)" office:value-type="float" office:value="0" calcext:value-type="float">
            <text:p>0</text:p>
          </table:table-cell>
          <table:table-cell table:formula="of:=FLOOR([.$B$1]*[.$B$4]*[.D21]*[.D21]*[.D21]/(50*50*50*[.$B$5]); 1; 0)" office:value-type="float" office:value="7" calcext:value-type="float">
            <text:p>7</text:p>
          </table:table-cell>
          <table:table-cell table:formula="of:=[.E21]/[.$B$1]" office:value-type="percentage" office:value="0.233333333333333" calcext:value-type="percentage">
            <text:p>23%</text:p>
          </table:table-cell>
        </table:table-row>
        <table:table-row table:style-name="ro1">
          <table:table-cell table:number-columns-repeated="3"/>
          <table:table-cell table:style-name="ce4" office:value-type="float" office:value="30" calcext:value-type="float">
            <text:p>30</text:p>
          </table:table-cell>
          <table:table-cell table:style-name="ce4" table:formula="of:=SUM([.F22:.H22])" office:value-type="float" office:value="6" calcext:value-type="float">
            <text:p>6</text:p>
          </table:table-cell>
          <table:table-cell table:formula="of:=FLOOR([.$B$1]*[.$B$2]*[.D22]/(50 * [.$B$5]); 1; 0)" office:value-type="float" office:value="0" calcext:value-type="float">
            <text:p>0</text:p>
          </table:table-cell>
          <table:table-cell table:formula="of:=FLOOR([.$B$1]*[.$B$3]*[.D22]*[.D22]/(50*50*[.$B$5]); 1; 0)" office:value-type="float" office:value="0" calcext:value-type="float">
            <text:p>0</text:p>
          </table:table-cell>
          <table:table-cell table:formula="of:=FLOOR([.$B$1]*[.$B$4]*[.D22]*[.D22]*[.D22]/(50*50*50*[.$B$5]); 1; 0)" office:value-type="float" office:value="6" calcext:value-type="float">
            <text:p>6</text:p>
          </table:table-cell>
          <table:table-cell table:formula="of:=[.E22]/[.$B$1]" office:value-type="percentage" office:value="0.2" calcext:value-type="percentage">
            <text:p>20%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SUM([.F23:.H23])" office:value-type="float" office:value="5" calcext:value-type="float">
            <text:p>5</text:p>
          </table:table-cell>
          <table:table-cell table:formula="of:=FLOOR([.$B$1]*[.$B$2]*[.D23]/(50 * [.$B$5]); 1; 0)" office:value-type="float" office:value="0" calcext:value-type="float">
            <text:p>0</text:p>
          </table:table-cell>
          <table:table-cell table:formula="of:=FLOOR([.$B$1]*[.$B$3]*[.D23]*[.D23]/(50*50*[.$B$5]); 1; 0)" office:value-type="float" office:value="0" calcext:value-type="float">
            <text:p>0</text:p>
          </table:table-cell>
          <table:table-cell table:formula="of:=FLOOR([.$B$1]*[.$B$4]*[.D23]*[.D23]*[.D23]/(50*50*50*[.$B$5]); 1; 0)" office:value-type="float" office:value="5" calcext:value-type="float">
            <text:p>5</text:p>
          </table:table-cell>
          <table:table-cell table:formula="of:=[.E23]/[.$B$1]" office:value-type="percentage" office:value="0.166666666666667" calcext:value-type="percentage">
            <text:p>17%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SUM([.F24:.H24])" office:value-type="float" office:value="5" calcext:value-type="float">
            <text:p>5</text:p>
          </table:table-cell>
          <table:table-cell table:formula="of:=FLOOR([.$B$1]*[.$B$2]*[.D24]/(50 * [.$B$5]); 1; 0)" office:value-type="float" office:value="0" calcext:value-type="float">
            <text:p>0</text:p>
          </table:table-cell>
          <table:table-cell table:formula="of:=FLOOR([.$B$1]*[.$B$3]*[.D24]*[.D24]/(50*50*[.$B$5]); 1; 0)" office:value-type="float" office:value="0" calcext:value-type="float">
            <text:p>0</text:p>
          </table:table-cell>
          <table:table-cell table:formula="of:=FLOOR([.$B$1]*[.$B$4]*[.D24]*[.D24]*[.D24]/(50*50*50*[.$B$5]); 1; 0)" office:value-type="float" office:value="5" calcext:value-type="float">
            <text:p>5</text:p>
          </table:table-cell>
          <table:table-cell table:formula="of:=[.E24]/[.$B$1]" office:value-type="percentage" office:value="0.166666666666667" calcext:value-type="percentage">
            <text:p>17%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SUM([.F25:.H25])" office:value-type="float" office:value="4" calcext:value-type="float">
            <text:p>4</text:p>
          </table:table-cell>
          <table:table-cell table:formula="of:=FLOOR([.$B$1]*[.$B$2]*[.D25]/(50 * [.$B$5]); 1; 0)" office:value-type="float" office:value="0" calcext:value-type="float">
            <text:p>0</text:p>
          </table:table-cell>
          <table:table-cell table:formula="of:=FLOOR([.$B$1]*[.$B$3]*[.D25]*[.D25]/(50*50*[.$B$5]); 1; 0)" office:value-type="float" office:value="0" calcext:value-type="float">
            <text:p>0</text:p>
          </table:table-cell>
          <table:table-cell table:formula="of:=FLOOR([.$B$1]*[.$B$4]*[.D25]*[.D25]*[.D25]/(50*50*50*[.$B$5]); 1; 0)" office:value-type="float" office:value="4" calcext:value-type="float">
            <text:p>4</text:p>
          </table:table-cell>
          <table:table-cell table:formula="of:=[.E25]/[.$B$1]" office:value-type="percentage" office:value="0.133333333333333" calcext:value-type="percentage">
            <text:p>13%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SUM([.F26:.H26])" office:value-type="float" office:value="4" calcext:value-type="float">
            <text:p>4</text:p>
          </table:table-cell>
          <table:table-cell table:formula="of:=FLOOR([.$B$1]*[.$B$2]*[.D26]/(50 * [.$B$5]); 1; 0)" office:value-type="float" office:value="0" calcext:value-type="float">
            <text:p>0</text:p>
          </table:table-cell>
          <table:table-cell table:formula="of:=FLOOR([.$B$1]*[.$B$3]*[.D26]*[.D26]/(50*50*[.$B$5]); 1; 0)" office:value-type="float" office:value="0" calcext:value-type="float">
            <text:p>0</text:p>
          </table:table-cell>
          <table:table-cell table:formula="of:=FLOOR([.$B$1]*[.$B$4]*[.D26]*[.D26]*[.D26]/(50*50*50*[.$B$5]); 1; 0)" office:value-type="float" office:value="4" calcext:value-type="float">
            <text:p>4</text:p>
          </table:table-cell>
          <table:table-cell table:formula="of:=[.E26]/[.$B$1]" office:value-type="percentage" office:value="0.133333333333333" calcext:value-type="percentage">
            <text:p>13%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SUM([.F27:.H27])" office:value-type="float" office:value="3" calcext:value-type="float">
            <text:p>3</text:p>
          </table:table-cell>
          <table:table-cell table:formula="of:=FLOOR([.$B$1]*[.$B$2]*[.D27]/(50 * [.$B$5]); 1; 0)" office:value-type="float" office:value="0" calcext:value-type="float">
            <text:p>0</text:p>
          </table:table-cell>
          <table:table-cell table:formula="of:=FLOOR([.$B$1]*[.$B$3]*[.D27]*[.D27]/(50*50*[.$B$5]); 1; 0)" office:value-type="float" office:value="0" calcext:value-type="float">
            <text:p>0</text:p>
          </table:table-cell>
          <table:table-cell table:formula="of:=FLOOR([.$B$1]*[.$B$4]*[.D27]*[.D27]*[.D27]/(50*50*50*[.$B$5]); 1; 0)" office:value-type="float" office:value="3" calcext:value-type="float">
            <text:p>3</text:p>
          </table:table-cell>
          <table:table-cell table:formula="of:=[.E27]/[.$B$1]" office:value-type="percentage" office:value="0.1" calcext:value-type="percentage">
            <text:p>10%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SUM([.F28:.H28])" office:value-type="float" office:value="3" calcext:value-type="float">
            <text:p>3</text:p>
          </table:table-cell>
          <table:table-cell table:formula="of:=FLOOR([.$B$1]*[.$B$2]*[.D28]/(50 * [.$B$5]); 1; 0)" office:value-type="float" office:value="0" calcext:value-type="float">
            <text:p>0</text:p>
          </table:table-cell>
          <table:table-cell table:formula="of:=FLOOR([.$B$1]*[.$B$3]*[.D28]*[.D28]/(50*50*[.$B$5]); 1; 0)" office:value-type="float" office:value="0" calcext:value-type="float">
            <text:p>0</text:p>
          </table:table-cell>
          <table:table-cell table:formula="of:=FLOOR([.$B$1]*[.$B$4]*[.D28]*[.D28]*[.D28]/(50*50*50*[.$B$5]); 1; 0)" office:value-type="float" office:value="3" calcext:value-type="float">
            <text:p>3</text:p>
          </table:table-cell>
          <table:table-cell table:formula="of:=[.E28]/[.$B$1]" office:value-type="percentage" office:value="0.1" calcext:value-type="percentage">
            <text:p>10%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SUM([.F29:.H29])" office:value-type="float" office:value="2" calcext:value-type="float">
            <text:p>2</text:p>
          </table:table-cell>
          <table:table-cell table:formula="of:=FLOOR([.$B$1]*[.$B$2]*[.D29]/(50 * [.$B$5]); 1; 0)" office:value-type="float" office:value="0" calcext:value-type="float">
            <text:p>0</text:p>
          </table:table-cell>
          <table:table-cell table:formula="of:=FLOOR([.$B$1]*[.$B$3]*[.D29]*[.D29]/(50*50*[.$B$5]); 1; 0)" office:value-type="float" office:value="0" calcext:value-type="float">
            <text:p>0</text:p>
          </table:table-cell>
          <table:table-cell table:formula="of:=FLOOR([.$B$1]*[.$B$4]*[.D29]*[.D29]*[.D29]/(50*50*50*[.$B$5]); 1; 0)" office:value-type="float" office:value="2" calcext:value-type="float">
            <text:p>2</text:p>
          </table:table-cell>
          <table:table-cell table:formula="of:=[.E29]/[.$B$1]" office:value-type="percentage" office:value="0.0666666666666667" calcext:value-type="percentage">
            <text:p>7%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SUM([.F30:.H30])" office:value-type="float" office:value="2" calcext:value-type="float">
            <text:p>2</text:p>
          </table:table-cell>
          <table:table-cell table:formula="of:=FLOOR([.$B$1]*[.$B$2]*[.D30]/(50 * [.$B$5]); 1; 0)" office:value-type="float" office:value="0" calcext:value-type="float">
            <text:p>0</text:p>
          </table:table-cell>
          <table:table-cell table:formula="of:=FLOOR([.$B$1]*[.$B$3]*[.D30]*[.D30]/(50*50*[.$B$5]); 1; 0)" office:value-type="float" office:value="0" calcext:value-type="float">
            <text:p>0</text:p>
          </table:table-cell>
          <table:table-cell table:formula="of:=FLOOR([.$B$1]*[.$B$4]*[.D30]*[.D30]*[.D30]/(50*50*50*[.$B$5]); 1; 0)" office:value-type="float" office:value="2" calcext:value-type="float">
            <text:p>2</text:p>
          </table:table-cell>
          <table:table-cell table:formula="of:=[.E30]/[.$B$1]" office:value-type="percentage" office:value="0.0666666666666667" calcext:value-type="percentage">
            <text:p>7%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SUM([.F31:.H31])" office:value-type="float" office:value="2" calcext:value-type="float">
            <text:p>2</text:p>
          </table:table-cell>
          <table:table-cell table:formula="of:=FLOOR([.$B$1]*[.$B$2]*[.D31]/(50 * [.$B$5]); 1; 0)" office:value-type="float" office:value="0" calcext:value-type="float">
            <text:p>0</text:p>
          </table:table-cell>
          <table:table-cell table:formula="of:=FLOOR([.$B$1]*[.$B$3]*[.D31]*[.D31]/(50*50*[.$B$5]); 1; 0)" office:value-type="float" office:value="0" calcext:value-type="float">
            <text:p>0</text:p>
          </table:table-cell>
          <table:table-cell table:formula="of:=FLOOR([.$B$1]*[.$B$4]*[.D31]*[.D31]*[.D31]/(50*50*50*[.$B$5]); 1; 0)" office:value-type="float" office:value="2" calcext:value-type="float">
            <text:p>2</text:p>
          </table:table-cell>
          <table:table-cell table:formula="of:=[.E31]/[.$B$1]" office:value-type="percentage" office:value="0.0666666666666667" calcext:value-type="percentage">
            <text:p>7%</text:p>
          </table:table-cell>
        </table:table-row>
        <table:table-row table:style-name="ro1"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style-name="ce4" table:formula="of:=SUM([.F32:.H32])" office:value-type="float" office:value="1" calcext:value-type="float">
            <text:p>1</text:p>
          </table:table-cell>
          <table:table-cell table:formula="of:=FLOOR([.$B$1]*[.$B$2]*[.D32]/(50 * [.$B$5]); 1; 0)" office:value-type="float" office:value="0" calcext:value-type="float">
            <text:p>0</text:p>
          </table:table-cell>
          <table:table-cell table:formula="of:=FLOOR([.$B$1]*[.$B$3]*[.D32]*[.D32]/(50*50*[.$B$5]); 1; 0)" office:value-type="float" office:value="0" calcext:value-type="float">
            <text:p>0</text:p>
          </table:table-cell>
          <table:table-cell table:formula="of:=FLOOR([.$B$1]*[.$B$4]*[.D32]*[.D32]*[.D32]/(50*50*50*[.$B$5]); 1; 0)" office:value-type="float" office:value="1" calcext:value-type="float">
            <text:p>1</text:p>
          </table:table-cell>
          <table:table-cell table:formula="of:=[.E32]/[.$B$1]" office:value-type="percentage" office:value="0.0333333333333333" calcext:value-type="percentage">
            <text:p>3%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SUM([.F33:.H33])" office:value-type="float" office:value="1" calcext:value-type="float">
            <text:p>1</text:p>
          </table:table-cell>
          <table:table-cell table:formula="of:=FLOOR([.$B$1]*[.$B$2]*[.D33]/(50 * [.$B$5]); 1; 0)" office:value-type="float" office:value="0" calcext:value-type="float">
            <text:p>0</text:p>
          </table:table-cell>
          <table:table-cell table:formula="of:=FLOOR([.$B$1]*[.$B$3]*[.D33]*[.D33]/(50*50*[.$B$5]); 1; 0)" office:value-type="float" office:value="0" calcext:value-type="float">
            <text:p>0</text:p>
          </table:table-cell>
          <table:table-cell table:formula="of:=FLOOR([.$B$1]*[.$B$4]*[.D33]*[.D33]*[.D33]/(50*50*50*[.$B$5]); 1; 0)" office:value-type="float" office:value="1" calcext:value-type="float">
            <text:p>1</text:p>
          </table:table-cell>
          <table:table-cell table:formula="of:=[.E33]/[.$B$1]" office:value-type="percentage" office:value="0.0333333333333333" calcext:value-type="percentage">
            <text:p>3%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SUM([.F34:.H34])" office:value-type="float" office:value="1" calcext:value-type="float">
            <text:p>1</text:p>
          </table:table-cell>
          <table:table-cell table:formula="of:=FLOOR([.$B$1]*[.$B$2]*[.D34]/(50 * [.$B$5]); 1; 0)" office:value-type="float" office:value="0" calcext:value-type="float">
            <text:p>0</text:p>
          </table:table-cell>
          <table:table-cell table:formula="of:=FLOOR([.$B$1]*[.$B$3]*[.D34]*[.D34]/(50*50*[.$B$5]); 1; 0)" office:value-type="float" office:value="0" calcext:value-type="float">
            <text:p>0</text:p>
          </table:table-cell>
          <table:table-cell table:formula="of:=FLOOR([.$B$1]*[.$B$4]*[.D34]*[.D34]*[.D34]/(50*50*50*[.$B$5]); 1; 0)" office:value-type="float" office:value="1" calcext:value-type="float">
            <text:p>1</text:p>
          </table:table-cell>
          <table:table-cell table:formula="of:=[.E34]/[.$B$1]" office:value-type="percentage" office:value="0.0333333333333333" calcext:value-type="percentage">
            <text:p>3%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SUM([.F35:.H35])" office:value-type="float" office:value="1" calcext:value-type="float">
            <text:p>1</text:p>
          </table:table-cell>
          <table:table-cell table:formula="of:=FLOOR([.$B$1]*[.$B$2]*[.D35]/(50 * [.$B$5]); 1; 0)" office:value-type="float" office:value="0" calcext:value-type="float">
            <text:p>0</text:p>
          </table:table-cell>
          <table:table-cell table:formula="of:=FLOOR([.$B$1]*[.$B$3]*[.D35]*[.D35]/(50*50*[.$B$5]); 1; 0)" office:value-type="float" office:value="0" calcext:value-type="float">
            <text:p>0</text:p>
          </table:table-cell>
          <table:table-cell table:formula="of:=FLOOR([.$B$1]*[.$B$4]*[.D35]*[.D35]*[.D35]/(50*50*50*[.$B$5]); 1; 0)" office:value-type="float" office:value="1" calcext:value-type="float">
            <text:p>1</text:p>
          </table:table-cell>
          <table:table-cell table:formula="of:=[.E35]/[.$B$1]" office:value-type="percentage" office:value="0.0333333333333333" calcext:value-type="percentage">
            <text:p>3%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SUM([.F36:.H36])" office:value-type="float" office:value="0" calcext:value-type="float">
            <text:p>0</text:p>
          </table:table-cell>
          <table:table-cell table:formula="of:=FLOOR([.$B$1]*[.$B$2]*[.D36]/(50 * [.$B$5]); 1; 0)" office:value-type="float" office:value="0" calcext:value-type="float">
            <text:p>0</text:p>
          </table:table-cell>
          <table:table-cell table:formula="of:=FLOOR([.$B$1]*[.$B$3]*[.D36]*[.D36]/(50*50*[.$B$5]); 1; 0)" office:value-type="float" office:value="0" calcext:value-type="float">
            <text:p>0</text:p>
          </table:table-cell>
          <table:table-cell table:formula="of:=FLOOR([.$B$1]*[.$B$4]*[.D36]*[.D36]*[.D36]/(50*50*50*[.$B$5]); 1; 0)" office:value-type="float" office:value="0" calcext:value-type="float">
            <text:p>0</text:p>
          </table:table-cell>
          <table:table-cell table:formula="of:=[.E36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SUM([.F37:.H37])" office:value-type="float" office:value="0" calcext:value-type="float">
            <text:p>0</text:p>
          </table:table-cell>
          <table:table-cell table:formula="of:=FLOOR([.$B$1]*[.$B$2]*[.D37]/(50 * [.$B$5]); 1; 0)" office:value-type="float" office:value="0" calcext:value-type="float">
            <text:p>0</text:p>
          </table:table-cell>
          <table:table-cell table:formula="of:=FLOOR([.$B$1]*[.$B$3]*[.D37]*[.D37]/(50*50*[.$B$5]); 1; 0)" office:value-type="float" office:value="0" calcext:value-type="float">
            <text:p>0</text:p>
          </table:table-cell>
          <table:table-cell table:formula="of:=FLOOR([.$B$1]*[.$B$4]*[.D37]*[.D37]*[.D37]/(50*50*50*[.$B$5]); 1; 0)" office:value-type="float" office:value="0" calcext:value-type="float">
            <text:p>0</text:p>
          </table:table-cell>
          <table:table-cell table:formula="of:=[.E37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SUM([.F38:.H38])" office:value-type="float" office:value="0" calcext:value-type="float">
            <text:p>0</text:p>
          </table:table-cell>
          <table:table-cell table:formula="of:=FLOOR([.$B$1]*[.$B$2]*[.D38]/(50 * [.$B$5]); 1; 0)" office:value-type="float" office:value="0" calcext:value-type="float">
            <text:p>0</text:p>
          </table:table-cell>
          <table:table-cell table:formula="of:=FLOOR([.$B$1]*[.$B$3]*[.D38]*[.D38]/(50*50*[.$B$5]); 1; 0)" office:value-type="float" office:value="0" calcext:value-type="float">
            <text:p>0</text:p>
          </table:table-cell>
          <table:table-cell table:formula="of:=FLOOR([.$B$1]*[.$B$4]*[.D38]*[.D38]*[.D38]/(50*50*50*[.$B$5]); 1; 0)" office:value-type="float" office:value="0" calcext:value-type="float">
            <text:p>0</text:p>
          </table:table-cell>
          <table:table-cell table:formula="of:=[.E38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SUM([.F39:.H39])" office:value-type="float" office:value="0" calcext:value-type="float">
            <text:p>0</text:p>
          </table:table-cell>
          <table:table-cell table:formula="of:=FLOOR([.$B$1]*[.$B$2]*[.D39]/(50 * [.$B$5]); 1; 0)" office:value-type="float" office:value="0" calcext:value-type="float">
            <text:p>0</text:p>
          </table:table-cell>
          <table:table-cell table:formula="of:=FLOOR([.$B$1]*[.$B$3]*[.D39]*[.D39]/(50*50*[.$B$5]); 1; 0)" office:value-type="float" office:value="0" calcext:value-type="float">
            <text:p>0</text:p>
          </table:table-cell>
          <table:table-cell table:formula="of:=FLOOR([.$B$1]*[.$B$4]*[.D39]*[.D39]*[.D39]/(50*50*50*[.$B$5]); 1; 0)" office:value-type="float" office:value="0" calcext:value-type="float">
            <text:p>0</text:p>
          </table:table-cell>
          <table:table-cell table:formula="of:=[.E39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SUM([.F40:.H40])" office:value-type="float" office:value="0" calcext:value-type="float">
            <text:p>0</text:p>
          </table:table-cell>
          <table:table-cell table:formula="of:=FLOOR([.$B$1]*[.$B$2]*[.D40]/(50 * [.$B$5]); 1; 0)" office:value-type="float" office:value="0" calcext:value-type="float">
            <text:p>0</text:p>
          </table:table-cell>
          <table:table-cell table:formula="of:=FLOOR([.$B$1]*[.$B$3]*[.D40]*[.D40]/(50*50*[.$B$5]); 1; 0)" office:value-type="float" office:value="0" calcext:value-type="float">
            <text:p>0</text:p>
          </table:table-cell>
          <table:table-cell table:formula="of:=FLOOR([.$B$1]*[.$B$4]*[.D40]*[.D40]*[.D40]/(50*50*50*[.$B$5]); 1; 0)" office:value-type="float" office:value="0" calcext:value-type="float">
            <text:p>0</text:p>
          </table:table-cell>
          <table:table-cell table:formula="of:=[.E40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SUM([.F41:.H41])" office:value-type="float" office:value="0" calcext:value-type="float">
            <text:p>0</text:p>
          </table:table-cell>
          <table:table-cell table:formula="of:=FLOOR([.$B$1]*[.$B$2]*[.D41]/(50 * [.$B$5]); 1; 0)" office:value-type="float" office:value="0" calcext:value-type="float">
            <text:p>0</text:p>
          </table:table-cell>
          <table:table-cell table:formula="of:=FLOOR([.$B$1]*[.$B$3]*[.D41]*[.D41]/(50*50*[.$B$5]); 1; 0)" office:value-type="float" office:value="0" calcext:value-type="float">
            <text:p>0</text:p>
          </table:table-cell>
          <table:table-cell table:formula="of:=FLOOR([.$B$1]*[.$B$4]*[.D41]*[.D41]*[.D41]/(50*50*50*[.$B$5]); 1; 0)" office:value-type="float" office:value="0" calcext:value-type="float">
            <text:p>0</text:p>
          </table:table-cell>
          <table:table-cell table:formula="of:=[.E41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table:formula="of:=SUM([.F42:.H42])" office:value-type="float" office:value="0" calcext:value-type="float">
            <text:p>0</text:p>
          </table:table-cell>
          <table:table-cell table:formula="of:=FLOOR([.$B$1]*[.$B$2]*[.D42]/(50 * [.$B$5]); 1; 0)" office:value-type="float" office:value="0" calcext:value-type="float">
            <text:p>0</text:p>
          </table:table-cell>
          <table:table-cell table:formula="of:=FLOOR([.$B$1]*[.$B$3]*[.D42]*[.D42]/(50*50*[.$B$5]); 1; 0)" office:value-type="float" office:value="0" calcext:value-type="float">
            <text:p>0</text:p>
          </table:table-cell>
          <table:table-cell table:formula="of:=FLOOR([.$B$1]*[.$B$4]*[.D42]*[.D42]*[.D42]/(50*50*50*[.$B$5]); 1; 0)" office:value-type="float" office:value="0" calcext:value-type="float">
            <text:p>0</text:p>
          </table:table-cell>
          <table:table-cell table:formula="of:=[.E42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SUM([.F43:.H43])" office:value-type="float" office:value="0" calcext:value-type="float">
            <text:p>0</text:p>
          </table:table-cell>
          <table:table-cell table:formula="of:=FLOOR([.$B$1]*[.$B$2]*[.D43]/(50 * [.$B$5]); 1; 0)" office:value-type="float" office:value="0" calcext:value-type="float">
            <text:p>0</text:p>
          </table:table-cell>
          <table:table-cell table:formula="of:=FLOOR([.$B$1]*[.$B$3]*[.D43]*[.D43]/(50*50*[.$B$5]); 1; 0)" office:value-type="float" office:value="0" calcext:value-type="float">
            <text:p>0</text:p>
          </table:table-cell>
          <table:table-cell table:formula="of:=FLOOR([.$B$1]*[.$B$4]*[.D43]*[.D43]*[.D43]/(50*50*50*[.$B$5]); 1; 0)" office:value-type="float" office:value="0" calcext:value-type="float">
            <text:p>0</text:p>
          </table:table-cell>
          <table:table-cell table:formula="of:=[.E43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SUM([.F44:.H44])" office:value-type="float" office:value="0" calcext:value-type="float">
            <text:p>0</text:p>
          </table:table-cell>
          <table:table-cell table:formula="of:=FLOOR([.$B$1]*[.$B$2]*[.D44]/(50 * [.$B$5]); 1; 0)" office:value-type="float" office:value="0" calcext:value-type="float">
            <text:p>0</text:p>
          </table:table-cell>
          <table:table-cell table:formula="of:=FLOOR([.$B$1]*[.$B$3]*[.D44]*[.D44]/(50*50*[.$B$5]); 1; 0)" office:value-type="float" office:value="0" calcext:value-type="float">
            <text:p>0</text:p>
          </table:table-cell>
          <table:table-cell table:formula="of:=FLOOR([.$B$1]*[.$B$4]*[.D44]*[.D44]*[.D44]/(50*50*50*[.$B$5]); 1; 0)" office:value-type="float" office:value="0" calcext:value-type="float">
            <text:p>0</text:p>
          </table:table-cell>
          <table:table-cell table:formula="of:=[.E44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SUM([.F45:.H45])" office:value-type="float" office:value="0" calcext:value-type="float">
            <text:p>0</text:p>
          </table:table-cell>
          <table:table-cell table:formula="of:=FLOOR([.$B$1]*[.$B$2]*[.D45]/(50 * [.$B$5]); 1; 0)" office:value-type="float" office:value="0" calcext:value-type="float">
            <text:p>0</text:p>
          </table:table-cell>
          <table:table-cell table:formula="of:=FLOOR([.$B$1]*[.$B$3]*[.D45]*[.D45]/(50*50*[.$B$5]); 1; 0)" office:value-type="float" office:value="0" calcext:value-type="float">
            <text:p>0</text:p>
          </table:table-cell>
          <table:table-cell table:formula="of:=FLOOR([.$B$1]*[.$B$4]*[.D45]*[.D45]*[.D45]/(50*50*50*[.$B$5]); 1; 0)" office:value-type="float" office:value="0" calcext:value-type="float">
            <text:p>0</text:p>
          </table:table-cell>
          <table:table-cell table:formula="of:=[.E45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SUM([.F46:.H46])" office:value-type="float" office:value="0" calcext:value-type="float">
            <text:p>0</text:p>
          </table:table-cell>
          <table:table-cell table:formula="of:=FLOOR([.$B$1]*[.$B$2]*[.D46]/(50 * [.$B$5]); 1; 0)" office:value-type="float" office:value="0" calcext:value-type="float">
            <text:p>0</text:p>
          </table:table-cell>
          <table:table-cell table:formula="of:=FLOOR([.$B$1]*[.$B$3]*[.D46]*[.D46]/(50*50*[.$B$5]); 1; 0)" office:value-type="float" office:value="0" calcext:value-type="float">
            <text:p>0</text:p>
          </table:table-cell>
          <table:table-cell table:formula="of:=FLOOR([.$B$1]*[.$B$4]*[.D46]*[.D46]*[.D46]/(50*50*50*[.$B$5]); 1; 0)" office:value-type="float" office:value="0" calcext:value-type="float">
            <text:p>0</text:p>
          </table:table-cell>
          <table:table-cell table:formula="of:=[.E46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SUM([.F47:.H47])" office:value-type="float" office:value="0" calcext:value-type="float">
            <text:p>0</text:p>
          </table:table-cell>
          <table:table-cell table:formula="of:=FLOOR([.$B$1]*[.$B$2]*[.D47]/(50 * [.$B$5]); 1; 0)" office:value-type="float" office:value="0" calcext:value-type="float">
            <text:p>0</text:p>
          </table:table-cell>
          <table:table-cell table:formula="of:=FLOOR([.$B$1]*[.$B$3]*[.D47]*[.D47]/(50*50*[.$B$5]); 1; 0)" office:value-type="float" office:value="0" calcext:value-type="float">
            <text:p>0</text:p>
          </table:table-cell>
          <table:table-cell table:formula="of:=FLOOR([.$B$1]*[.$B$4]*[.D47]*[.D47]*[.D47]/(50*50*50*[.$B$5]); 1; 0)" office:value-type="float" office:value="0" calcext:value-type="float">
            <text:p>0</text:p>
          </table:table-cell>
          <table:table-cell table:formula="of:=[.E47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SUM([.F48:.H48])" office:value-type="float" office:value="0" calcext:value-type="float">
            <text:p>0</text:p>
          </table:table-cell>
          <table:table-cell table:formula="of:=FLOOR([.$B$1]*[.$B$2]*[.D48]/(50 * [.$B$5]); 1; 0)" office:value-type="float" office:value="0" calcext:value-type="float">
            <text:p>0</text:p>
          </table:table-cell>
          <table:table-cell table:formula="of:=FLOOR([.$B$1]*[.$B$3]*[.D48]*[.D48]/(50*50*[.$B$5]); 1; 0)" office:value-type="float" office:value="0" calcext:value-type="float">
            <text:p>0</text:p>
          </table:table-cell>
          <table:table-cell table:formula="of:=FLOOR([.$B$1]*[.$B$4]*[.D48]*[.D48]*[.D48]/(50*50*50*[.$B$5]); 1; 0)" office:value-type="float" office:value="0" calcext:value-type="float">
            <text:p>0</text:p>
          </table:table-cell>
          <table:table-cell table:formula="of:=[.E48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SUM([.F49:.H49])" office:value-type="float" office:value="0" calcext:value-type="float">
            <text:p>0</text:p>
          </table:table-cell>
          <table:table-cell table:formula="of:=FLOOR([.$B$1]*[.$B$2]*[.D49]/(50 * [.$B$5]); 1; 0)" office:value-type="float" office:value="0" calcext:value-type="float">
            <text:p>0</text:p>
          </table:table-cell>
          <table:table-cell table:formula="of:=FLOOR([.$B$1]*[.$B$3]*[.D49]*[.D49]/(50*50*[.$B$5]); 1; 0)" office:value-type="float" office:value="0" calcext:value-type="float">
            <text:p>0</text:p>
          </table:table-cell>
          <table:table-cell table:formula="of:=FLOOR([.$B$1]*[.$B$4]*[.D49]*[.D49]*[.D49]/(50*50*50*[.$B$5]); 1; 0)" office:value-type="float" office:value="0" calcext:value-type="float">
            <text:p>0</text:p>
          </table:table-cell>
          <table:table-cell table:formula="of:=[.E49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SUM([.F50:.H50])" office:value-type="float" office:value="0" calcext:value-type="float">
            <text:p>0</text:p>
          </table:table-cell>
          <table:table-cell table:formula="of:=FLOOR([.$B$1]*[.$B$2]*[.D50]/(50 * [.$B$5]); 1; 0)" office:value-type="float" office:value="0" calcext:value-type="float">
            <text:p>0</text:p>
          </table:table-cell>
          <table:table-cell table:formula="of:=FLOOR([.$B$1]*[.$B$3]*[.D50]*[.D50]/(50*50*[.$B$5]); 1; 0)" office:value-type="float" office:value="0" calcext:value-type="float">
            <text:p>0</text:p>
          </table:table-cell>
          <table:table-cell table:formula="of:=FLOOR([.$B$1]*[.$B$4]*[.D50]*[.D50]*[.D50]/(50*50*50*[.$B$5]); 1; 0)" office:value-type="float" office:value="0" calcext:value-type="float">
            <text:p>0</text:p>
          </table:table-cell>
          <table:table-cell table:formula="of:=[.E50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51:.H51])" office:value-type="float" office:value="0" calcext:value-type="float">
            <text:p>0</text:p>
          </table:table-cell>
          <table:table-cell table:formula="of:=FLOOR([.$B$1]*[.$B$2]*[.D51]/(50 * [.$B$5]); 1; 0)" office:value-type="float" office:value="0" calcext:value-type="float">
            <text:p>0</text:p>
          </table:table-cell>
          <table:table-cell table:formula="of:=FLOOR([.$B$1]*[.$B$3]*[.D51]*[.D51]/(50*50*[.$B$5]); 1; 0)" office:value-type="float" office:value="0" calcext:value-type="float">
            <text:p>0</text:p>
          </table:table-cell>
          <table:table-cell table:formula="of:=FLOOR([.$B$1]*[.$B$4]*[.D51]*[.D51]*[.D51]/(50*50*50*[.$B$5]); 1; 0)" office:value-type="float" office:value="0" calcext:value-type="float">
            <text:p>0</text:p>
          </table:table-cell>
          <table:table-cell table:formula="of:=[.E51]/[.$B$1]" office:value-type="percentage" office:value="0" calcext:value-type="percentage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3:03:40.146809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3:11:54.456550401</meta:creation-date>
    <dc:date>2017-01-23T14:18:14.573039857</dc:date>
    <meta:editing-duration>PT1H5M47S</meta:editing-duration>
    <meta:editing-cycles>13</meta:editing-cycles>
    <meta:generator>LibreOffice/4.2.8.2$Linux_X86_64 LibreOffice_project/420m0$Build-2</meta:generator>
    <meta:document-statistic meta:table-count="1" meta:cell-count="315" meta:object-count="0"/>
  </office:meta>
</office:document-meta>
</file>